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or ring architecture summary</text:h>
      <text:p text:style-name="Standard"/>
      <text:p text:style-name="Standard">The basic idea is that there is a ring of processors. The processors are connected in a ring . Each processor is connected to two processors.</text:p>
      <text:p text:style-name="Standard"/>
      <text:p text:style-name="Standard">The local address space for a processor is made up of individual registers, one of more register files,</text:p>
      <text:p text:style-name="Standard">and possibly memory.</text:p>
      <text:p text:style-name="Standard"/>
      <text:p text:style-name="Standard">Each processor has a processor number. Processors may write or read the address space of another processor by sending a message. Messages contain the address of the destination processor, an address, data, and an operation to perform, as well as the address of the sending processor.</text:p>
      <text:p text:style-name="Standard"/>
      <text:p text:style-name="Standard">Each processor has a pipeline that is used to pass messages through the processor node. This is the pass through mode and is used when the message is NOT intended for the processor. Messages that are NOT intended for the processor are passed through to the next processor. Messages that are intended for the processor are decoded and and sent to the correct unit in the processor node. Decoding the message involves determining the unit address within the processor node, determining the type of read or write operation, determining the address of the operation, and any other message specific details. The main point is that messages are received, if the processor is not busy and the input queue is not full the processor node checks if the message if for that node, if so then the message is processed. Note that when the processor is busy and the input queue is full <text:s/>it cannot accept any more messages</text:p>
      <text:p text:style-name="Standard"/>
      <text:p text:style-name="Standard">The write or read transactions can be a single word or a DMA transaction.</text:p>
      <text:p text:style-name="Standard">Single write transaction write data to a single word in the processor node address space and send a reply to the sending processor that the transaction was completed. The reply is created by setting the reply bit in the original message. When the message travels back to the sending processor the if the mssage completed bit (or what ever you call it) is set then the transaction completed. Otherwise the message should travel around the ring again.</text:p>
      <text:p text:style-name="Standard"/>
      <text:p text:style-name="Standard">Single read transaction read data from a single word in the processor node address space.</text:p>
      <text:p text:style-name="Standard">and send a reply to the sending processor that the transaction was completed. The reply is created by setting the reply bit in the original message. When the message travels back to the sending processor the if the mssage completed bit (or what ever you call it) is set then the transaction completed. Otherwise the message should travel around the ring again.</text:p>
      <text:p text:style-name="Standard"/>
      <text:p text:style-name="Standard">DMA write. This can be designed several different ways. However, there is a start address and an end address. They are set with the first message from the sending processor. Then the sending processor sends data to be written to the memory location pointed to by the DMA write address counter. If the write address counter is at the limit (check against the limit/upper address register that was set in the original message) then the current message should be the last message. </text:p>
      <text:p text:style-name="Standard"/>
      <text:p text:style-name="Standard">Error conditions.</text:p>
      <text:p text:style-name="Standard">Not enough words sent to the receiver processor node.</text:p>
      <text:p text:style-name="Standard">This can be detected when the sending processor sends a different transaction type to the receiver node.</text:p>
      <text:p text:style-name="Standard">This means that the DMA unit has to have another register which records the sending processor node Id so that this error can be detected.</text:p>
      <text:p text:style-name="Standard">This can be detected with a timeout counter set to some default value. If n cycle go by, where n is the time out cycle count, without receiving another word then the the error is detected.</text:p>
      <text:p text:style-name="Standard"/>
      <text:p text:style-name="Standard">Too many words sent to the receiver processor node. If another write is sent by the sending unit to this node as a continuation of the DMA transfer then that is an error.</text:p>
      <text:p text:style-name="Standard"/>
      <text:p text:style-name="Standard">Programming the Dma controllers incorrectly are considered errors and can be detected easily.</text:p>
      <text:p text:style-name="Standard">If the upper limit is less than the lower limit that is an error.</text:p>
      <text:p text:style-name="Standard">Some parts of the memory address space may not be addressable by <text:s/>the DMA counter. Check that ou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Agent 007</meta:initial-creator>
    <meta:creation-date>2008-01-11T10:31:35</meta:creation-date>
    <dc:creator>booo buuuu</dc:creator>
    <dc:date>2008-01-16T14:20:12</dc:date>
    <dc:language>en-US</dc:language>
    <meta:editing-cycles>3</meta:editing-cycles>
    <meta:editing-duration>PT37M35S</meta:editing-duration>
    <meta:user-defined meta:name="Info 1"/>
    <meta:user-defined meta:name="Info 2"/>
    <meta:user-defined meta:name="Info 3"/>
    <meta:user-defined meta:name="Info 4"/>
    <meta:document-statistic meta:table-count="0" meta:image-count="0" meta:object-count="0" meta:page-count="2" meta:paragraph-count="20" meta:word-count="672" meta:character-count="3862"/>
  </office:meta>
</office:document-meta>
</file>